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$\theta$">
            <text:p>$\theta$</text:p>
          </table:table-cell>
          <table:table-cell office:value-type="string" office:string-value="$\sin^2(\theta)$">
            <text:p>$\sin^2(\theta)$</text:p>
          </table:table-cell>
          <table:table-cell office:value-type="string" office:string-value="$h^2 + k^2 + l^2$">
            <text:p>$h^2 + k^2 + l^2$</text:p>
          </table:table-cell>
          <table:table-cell office:value-type="string" office:string-value="$(hkl)$">
            <text:p>$(hkl)$</text:p>
          </table:table-cell>
          <table:table-cell office:value-type="string" office:string-value="$a(\mathring{\text{A}})$">
            <text:p>$a(\mathring{\text{A}})$</text:p>
          </table:table-cell>
          <table:table-cell office:value-type="string" office:string-value="$\bar{a}(\mathring{\text{A}})$">
            <text:p>$\bar{a}(\mathring{\text{A}})$</text:p>
          </table:table-cell>
          <table:table-cell office:value-type="string" office:string-value="$\Delta a(\dot{\text{A}})$">
            <text:p>$\Delta a(\dot{\text{A}})$</text:p>
          </table:table-cell>
          <table:table-cell office:value-type="string" office:string-value="$Z$">
            <text:p>$Z$</text:p>
          </table:table-cell>
          <table:table-cell office:value-type="string" office:string-value="$\Delta Z$">
            <text:p>$\Delta Z$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241">
            <text:p>0.241</text:p>
          </table:table-cell>
          <table:table-cell office:value-type="float" office:value="0.057">
            <text:p>0.057</text:p>
          </table:table-cell>
          <table:table-cell office:value-type="float" office:value="3">
            <text:p>3</text:p>
          </table:table-cell>
          <table:table-cell office:value-type="string" office:string-value="(111)">
            <text:p>(111)</text:p>
          </table:table-cell>
          <table:table-cell office:value-type="float" office:value="5.593">
            <text:p>5.593</text:p>
          </table:table-cell>
          <table:table-cell office:value-type="float" office:value="5.621">
            <text:p>5.621</text:p>
          </table:table-cell>
          <table:table-cell office:value-type="float" office:value="0.005">
            <text:p>0.005</text:p>
          </table:table-cell>
          <table:table-cell office:value-type="float" office:value="3.957">
            <text:p>3.957</text:p>
          </table:table-cell>
          <table:table-cell office:value-type="float" office:value="0.01">
            <text:p>0.0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278">
            <text:p>0.278</text:p>
          </table:table-cell>
          <table:table-cell office:value-type="float" office:value="0.075">
            <text:p>0.075</text:p>
          </table:table-cell>
          <table:table-cell office:value-type="float" office:value="4">
            <text:p>4</text:p>
          </table:table-cell>
          <table:table-cell office:value-type="string" office:string-value="(200)">
            <text:p>(200)</text:p>
          </table:table-cell>
          <table:table-cell office:value-type="float" office:value="5.623">
            <text:p>5.6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398">
            <text:p>0.398</text:p>
          </table:table-cell>
          <table:table-cell office:value-type="float" office:value="0.15">
            <text:p>0.15</text:p>
          </table:table-cell>
          <table:table-cell office:value-type="float" office:value="8">
            <text:p>8</text:p>
          </table:table-cell>
          <table:table-cell office:value-type="string" office:string-value="(220)">
            <text:p>(220)</text:p>
          </table:table-cell>
          <table:table-cell office:value-type="float" office:value="5.622">
            <text:p>5.6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494">
            <text:p>0.494</text:p>
          </table:table-cell>
          <table:table-cell office:value-type="float" office:value="0.225">
            <text:p>0.225</text:p>
          </table:table-cell>
          <table:table-cell office:value-type="float" office:value="12">
            <text:p>12</text:p>
          </table:table-cell>
          <table:table-cell office:value-type="string" office:string-value="(222)">
            <text:p>(222)</text:p>
          </table:table-cell>
          <table:table-cell office:value-type="float" office:value="5.628">
            <text:p>5.6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579">
            <text:p>0.579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string" office:string-value="(400)">
            <text:p>(400)</text:p>
          </table:table-cell>
          <table:table-cell office:value-type="float" office:value="5.627">
            <text:p>5.6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66">
            <text:p>0.66</text:p>
          </table:table-cell>
          <table:table-cell office:value-type="float" office:value="0.376">
            <text:p>0.376</text:p>
          </table:table-cell>
          <table:table-cell office:value-type="float" office:value="20">
            <text:p>20</text:p>
          </table:table-cell>
          <table:table-cell office:value-type="string" office:string-value="(420)">
            <text:p>(420)</text:p>
          </table:table-cell>
          <table:table-cell office:value-type="float" office:value="5.621">
            <text:p>5.6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735">
            <text:p>0.735</text:p>
          </table:table-cell>
          <table:table-cell office:value-type="float" office:value="0.449">
            <text:p>0.449</text:p>
          </table:table-cell>
          <table:table-cell office:value-type="float" office:value="24">
            <text:p>24</text:p>
          </table:table-cell>
          <table:table-cell office:value-type="string" office:string-value="(422)">
            <text:p>(422)</text:p>
          </table:table-cell>
          <table:table-cell office:value-type="float" office:value="5.629">
            <text:p>5.6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